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&lt;font color="#2a5075"&gt;Quantum GIS&lt;/font&gt;&lt;/h1&gt;</text:p>
      <text:p text:style-name="P1">&lt;h2&gt;About&lt;/h2&gt;</text:p>
      <text:p text:style-name="P1">&lt;p&gt;</text:p>
      <text:p text:style-name="P1"> <text:s/>&lt;a href="http://qgis.org"&gt;Quantum GIS(QGIS)&lt;/a&gt; is a cross platform user friendly visualization and analysis tool for geospatial data.</text:p>
      <text:p text:style-name="P1">&lt;/p&gt;</text:p>
      <text:p text:style-name="Normal"/>
      <text:p text:style-name="P1">&lt;h2&gt;Running&lt;/h2&gt;</text:p>
      <text:p text:style-name="P1"><text:tab/>&lt;p&gt;To run Quantum GIS(QGIS) on the Live DVD, click on the QGIS link on the desktop.&lt;/p&gt;</text:p>
      <text:p text:style-name="Normal"> <text:s/></text:p>
      <text:p text:style-name="P1"> <text:s/><text:tab/>&lt;h3&gt;Loading Data&lt;/h3&gt;</text:p>
      <text:p text:style-name="P1"><text:tab/>&lt;p&gt;QGIS can load many common vector, raster and database formats.</text:p>
      <text:p text:style-name="P1"><text:tab/><text:tab/>Start with File menu to browse for data. Various datasets are available. Many of them are located in /usr/local/share. Under various different application names. You can also search the system for shapefiles.</text:p>
      <text:p text:style-name="P1"><text:tab/>&lt;/p&gt;</text:p>
      <text:p text:style-name="Normal"><text:tab/></text:p>
      <text:p text:style-name="P1"> <text:s/><text:tab/>&lt;h3&gt;Example Projects&lt;/h3&gt;</text:p>
      <text:p text:style-name="P1"> <text:tab/>&lt;p&gt;Several example projects have been loaded. The files, with .qgs extension can be found in /usr/local/share/qgis/ &lt;/p&gt;</text:p>
      <text:p text:style-name="Normal"/>
      <text:p text:style-name="P1"> <text:s/><text:tab/>&lt;h3&gt;Plugins&lt;/h3&gt;</text:p>
      <text:p text:style-name="P1"> <text:s/><text:tab/>&lt;p&gt;QGIS is easily extendable with C++ or Python plugins, many plugins have been included in the demo and are simply turned off by default.</text:p>
      <text:p text:style-name="P1"> <text:s/><text:tab/>They are listed under the Plugin menu -&gt; Manage Plugins options. Additional plugins can be downloaded from the web using the Fetch Python Plugins option.</text:p>
      <text:p text:style-name="P1"> <text:s/><text:tab/>For descriptions a help on common plugins see the &lt;a href="file:///usr/local/share/qgis/qgis-1.1.0_user_guide_en.pdf"&gt;QGIS Manual&lt;/a&gt;.</text:p>
      <text:p text:style-name="P1"> <text:s/><text:tab/>&lt;/p&gt;</text:p>
      <text:p text:style-name="Normal"><text:tab/></text:p>
      <text:p text:style-name="P1"><text:tab/>&lt;h3&gt;Getting Started&lt;/h3&gt;</text:p>
      <text:p text:style-name="P1"><text:tab/>&lt;ul&gt;</text:p>
      <text:p text:style-name="P1"><text:tab/><text:tab/>&lt;li&gt; Start with a &lt;a href="file:///usr/local/share/qgis/qgis-1.0.0_a-gentle-gis-introduction_en.pdf"&gt;A Gentle Introduction to QGIS&lt;/a&gt;&lt;/li&gt; <text:s text:c="2"/></text:p>
      <text:p text:style-name="P1"><text:tab/> <text:s text:c="2"/>&lt;li&gt; Read the &lt;a href="file:///usr/local/share/qgis/qgis-1.1.0_user_guide_en.pdf"&gt;QGIS Manual&lt;/a&gt; which contains small tutorials &lt;/li&gt;</text:p>
      <text:p text:style-name="P1"><text:tab/>&lt;/ul&gt;</text:p>
      <text:p text:style-name="Normal"> <text:s/></text:p>
      <text:p text:style-name="P1">&lt;h2&gt;Further reading&lt;/h2&gt;</text:p>
      <text:p text:style-name="P1"> <text:s/>&lt;ul&gt;</text:p>
      <text:p text:style-name="P1"> <text:s text:c="2"/>&lt;li&gt; Visit the QGIS website at &lt;a href="http://qgis.org"&gt;http://qgis.org&lt;/a&gt;&lt;/li&gt;</text:p>
      <text:p text:style-name="P1"> <text:s text:c="2"/>&lt;li&gt; Visit the QGIS Wiki help site at &lt;a href="http://www.qgis.org/wiki"&gt;http://www.qgis.org/wiki/&lt;/a&gt;&lt;/li&gt;</text:p>
      <text:p text:style-name="P1"> <text:s/>&lt;/ul&gt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